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53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11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1º bim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2" table:number-columns-repeated="3" table:default-cell-style-name="ce1"/>
        <table:table-column table:style-name="co4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Inglês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Inglês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Inglês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Inglês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6a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6aB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6aC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6aD</text:p>
          </table:table-cell>
          <table:covered-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1" calcext:value-type="float" table:number-columns-spanned="2" table:number-rows-spanned="1">
            <text:p>21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</table:table>
      <table:table table:name="2º bim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2" table:number-columns-repeated="3" table:default-cell-style-name="ce1"/>
        <table:table-column table:style-name="co4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Inglês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Inglês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Inglês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Inglês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6a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6aB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6aC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6aD</text:p>
          </table:table-cell>
          <table:covered-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1" calcext:value-type="float" table:number-columns-spanned="2" table:number-rows-spanned="1">
            <text:p>21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</table:table>
      <table:table table:name="3º bim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2" table:number-columns-repeated="3" table:default-cell-style-name="ce1"/>
        <table:table-column table:style-name="co4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Inglês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Inglês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Inglês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Inglês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6a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6aB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6aC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6aD</text:p>
          </table:table-cell>
          <table:covered-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1" calcext:value-type="float" table:number-columns-spanned="2" table:number-rows-spanned="1">
            <text:p>21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</table:table>
      <table:table table:name="4º bim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2" table:number-columns-repeated="3" table:default-cell-style-name="ce1"/>
        <table:table-column table:style-name="co4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Inglês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Inglês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Inglês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Inglês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6a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6aB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6aC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6aD</text:p>
          </table:table-cell>
          <table:covered-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A.P.</text:p>
          </table:table-cell>
          <table:table-cell table:style-name="ce3" office:value-type="float" office:value="23" calcext:value-type="float" table:number-columns-spanned="2" table:number-rows-spanned="1">
            <text:p>23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3" calcext:value-type="float" table:number-columns-spanned="2" table:number-rows-spanned="1">
            <text:p>23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A.D.</text:p>
          </table:table-cell>
          <table:table-cell table:style-name="ce3" office:value-type="float" office:value="23" calcext:value-type="float" table:number-columns-spanned="2" table:number-rows-spanned="1">
            <text:p>23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1" calcext:value-type="float" table:number-columns-spanned="2" table:number-rows-spanned="1">
            <text:p>21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20:53:59.862000000</meta:creation-date>
    <dc:date>2016-04-13T21:34:50.119000000</dc:date>
    <meta:editing-duration>PT30M26S</meta:editing-duration>
    <meta:editing-cycles>8</meta:editing-cycles>
    <meta:generator>LibreOffice/5.1.1.3$Windows_x86 LibreOffice_project/89f508ef3ecebd2cfb8e1def0f0ba9a803b88a6d</meta:generator>
    <meta:document-statistic meta:table-count="4" meta:cell-count="2360" meta:object-count="0"/>
  </office:meta>
</office:document-meta>
</file>